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left" draw:textarea-vertical-align="top"/>
    </style:style>
    <style:style style:name="gr2" style:family="graphic" style:parent-style-name="objectwithoutfill">
      <style:graphic-properties draw:fill="none" draw:textarea-vertical-align="top" fo:padding-top="-0.533cm"/>
    </style:style>
    <style:style style:name="gr3" style:family="graphic" style:parent-style-name="standard">
      <style:graphic-properties draw:fill="solid" draw:fill-color="#ffff99" draw:textarea-vertical-align="middle"/>
    </style:style>
    <style:style style:name="gr4" style:family="graphic" style:parent-style-name="standard">
      <style:graphic-properties draw:fill="solid" draw:fill-color="#99ccff" draw:textarea-horizontal-align="left" draw:textarea-vertical-align="top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top" fo:padding-top="-0.381cm"/>
    </style:style>
    <style:style style:name="gr6" style:family="graphic" style:parent-style-name="objectwithoutfill">
      <style:graphic-properties draw:marker-start="Circle" draw:marker-end="" draw:marker-end-width="0.3cm" draw:fill="none" draw:textarea-vertical-align="top" fo:padding-top="-0.3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193cm" svg:height="9.779cm" svg:x="6.207cm" svg:y="5.064cm">
          <text:p text:style-name="P1">PC</text:p>
        </draw:rect>
        <draw:polyline draw:style-name="gr2" draw:text-style-name="P2" draw:layer="layout" svg:width="0.761cm" svg:height="0.444cm" svg:x="3.921cm" svg:y="9.953cm" svg:viewBox="0 0 762 445" draw:points="0,445 127,445 127,0 254,0 254,445 381,445 381,0 635,0 635,445 762,445">
          <text:p text:style-name="P1"><text:span text:style-name="T1">Sarial Wire Signal</text:span></text:p>
        </draw:polyline>
        <draw:rect draw:style-name="gr3" draw:text-style-name="P3" draw:layer="layout" svg:width="2.286cm" svg:height="2.54cm" svg:x="6.588cm" svg:y="8.874cm">
          <text:p text:style-name="P3"><text:span text:style-name="T2">Serial Port:</text:span></text:p>
          <text:p text:style-name="P3"><text:span text:style-name="T2">RS232,</text:span></text:p>
          <text:p text:style-name="P3"><text:span text:style-name="T2">USB-&gt;Serial,</text:span></text:p>
          <text:p text:style-name="P3"><text:span text:style-name="T2">Arduino,</text:span></text:p>
          <text:p text:style-name="P3"><text:span text:style-name="T2">etc.</text:span></text:p>
        </draw:rect>
        <draw:rect draw:style-name="gr4" draw:text-style-name="P4" draw:layer="layout" svg:width="9.144cm" svg:height="7.112cm" svg:x="9.509cm" svg:y="6.461cm">
          <text:p text:style-name="P4"><text:span text:style-name="T3">vJoySerialFeeder</text:span></text:p>
        </draw:rect>
        <draw:rect draw:style-name="gr3" draw:text-style-name="P4" draw:layer="layout" svg:width="1.905cm" svg:height="4.953cm" svg:x="10.017cm" svg:y="7.858cm">
          <text:p text:style-name="P1"><text:span text:style-name="T3">Serial</text:span></text:p>
          <text:p text:style-name="P1"><text:span text:style-name="T3">Protocol</text:span></text:p>
          <text:p text:style-name="P1"><text:span text:style-name="T3">Decoder</text:span></text:p>
        </draw:rect>
        <draw:rect draw:style-name="gr3" draw:text-style-name="P4" draw:layer="layout" svg:width="3.302cm" svg:height="0.889cm" svg:x="14.335cm" svg:y="7.858cm">
          <text:p text:style-name="P1"><text:span text:style-name="T3">Axis Mapping</text:span></text:p>
        </draw:rect>
        <draw:rect draw:style-name="gr3" draw:text-style-name="P4" draw:layer="layout" svg:width="3.302cm" svg:height="0.889cm" svg:x="14.335cm" svg:y="9.001cm">
          <text:p text:style-name="P1"><text:span text:style-name="T3">Axis Mapping</text:span></text:p>
        </draw:rect>
        <draw:rect draw:style-name="gr3" draw:text-style-name="P4" draw:layer="layout" svg:width="3.302cm" svg:height="0.889cm" svg:x="14.335cm" svg:y="10.144cm">
          <text:p text:style-name="P1"><text:span text:style-name="T3">Button Mapping</text:span></text:p>
        </draw:rect>
        <draw:line draw:style-name="gr5" draw:text-style-name="P2" draw:layer="layout" svg:x1="11.922cm" svg:y1="8.239cm" svg:x2="14.335cm" svg:y2="8.239cm">
          <text:p text:style-name="P2"><text:span text:style-name="T1">Channel 1</text:span></text:p>
        </draw:line>
        <draw:line draw:style-name="gr5" draw:text-style-name="P2" draw:layer="layout" svg:x1="11.922cm" svg:y1="9.509cm" svg:x2="14.335cm" svg:y2="9.509cm">
          <text:p text:style-name="P2"><text:span text:style-name="T1">Channel 2</text:span></text:p>
        </draw:line>
        <draw:line draw:style-name="gr5" draw:text-style-name="P2" draw:layer="layout" svg:x1="11.922cm" svg:y1="10.652cm" svg:x2="14.335cm" svg:y2="10.652cm">
          <text:p text:style-name="P2"><text:span text:style-name="T1">Channel 3</text:span></text:p>
        </draw:line>
        <draw:rect draw:style-name="gr3" draw:text-style-name="P4" draw:layer="layout" svg:width="3.683cm" svg:height="4.826cm" svg:x="22.209cm" svg:y="7.35cm">
          <text:p text:style-name="P1"><text:span text:style-name="T3">Virtual Joystick</text:span></text:p>
          <text:p text:style-name="P1"><text:span text:style-name="T3">Driver</text:span></text:p>
        </draw:rect>
        <draw:line draw:style-name="gr6" draw:text-style-name="P2" draw:layer="layout" svg:x1="11.922cm" svg:y1="11.668cm" svg:x2="14.335cm" svg:y2="11.668cm">
          <text:p text:style-name="P2"><text:span text:style-name="T1">Channel 4</text:span></text:p>
        </draw:line>
        <draw:line draw:style-name="gr6" draw:text-style-name="P2" draw:layer="layout" svg:x1="11.922cm" svg:y1="12.557cm" svg:x2="14.335cm" svg:y2="12.557cm">
          <text:p text:style-name="P2"><text:span text:style-name="T1">Channel 5</text:span></text:p>
        </draw:line>
        <draw:line draw:style-name="gr7" draw:text-style-name="P1" draw:layer="layout" svg:x1="17.637cm" svg:y1="8.366cm" svg:x2="20.304cm" svg:y2="8.366cm">
          <text:p/>
        </draw:line>
        <draw:line draw:style-name="gr6" draw:text-style-name="P2" draw:layer="layout" svg:x1="20.304cm" svg:y1="8.366cm" svg:x2="22.209cm" svg:y2="8.366cm">
          <text:p text:style-name="P2"><text:span text:style-name="T1">X Axis</text:span></text:p>
        </draw:line>
        <draw:line draw:style-name="gr6" draw:text-style-name="P2" draw:layer="layout" svg:x1="20.304cm" svg:y1="9.382cm" svg:x2="22.209cm" svg:y2="9.382cm">
          <text:p text:style-name="P2"><text:span text:style-name="T1">Y Axis</text:span></text:p>
        </draw:line>
        <draw:line draw:style-name="gr6" draw:text-style-name="P2" draw:layer="layout" svg:x1="20.304cm" svg:y1="10.525cm" svg:x2="22.209cm" svg:y2="10.525cm">
          <text:p text:style-name="P2"><text:span text:style-name="T1">Button 1</text:span></text:p>
        </draw:line>
        <draw:line draw:style-name="gr7" draw:text-style-name="P1" draw:layer="layout" svg:x1="17.637cm" svg:y1="9.382cm" svg:x2="20.304cm" svg:y2="9.382cm">
          <text:p/>
        </draw:line>
        <draw:line draw:style-name="gr7" draw:text-style-name="P1" draw:layer="layout" svg:x1="17.637cm" svg:y1="10.525cm" svg:x2="20.304cm" svg:y2="10.525cm">
          <text:p/>
        </draw:line>
        <draw:line draw:style-name="gr6" draw:text-style-name="P2" draw:layer="layout" svg:x1="20.304cm" svg:y1="11.287cm" svg:x2="22.209cm" svg:y2="11.287cm">
          <text:p text:style-name="P2"><text:span text:style-name="T1">Button 2</text:span></text:p>
        </draw:line>
        <draw:line draw:style-name="gr7" draw:text-style-name="P1" draw:layer="layout" svg:x1="4.81cm" svg:y1="10.144cm" svg:x2="6.588cm" svg:y2="10.144cm">
          <text:p/>
        </draw:line>
        <draw:line draw:style-name="gr7" draw:text-style-name="P1" draw:layer="layout" svg:x1="8.874cm" svg:y1="10.144cm" svg:x2="10.017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8-03-29T11:10:56.22</meta:creation-date>
    <dc:date>2018-03-29T11:32:59.49</dc:date>
    <dc:creator>Cleric </dc:creator>
    <meta:editing-duration>PT6M19S</meta:editing-duration>
    <meta:editing-cycles>1</meta:editing-cycles>
    <meta:document-statistic meta:object-count="23"/>
    <meta:generator>OpenOffice/4.1.4$Win32 OpenOffice.org_project/414m5$Build-9788</meta:generator>
  </office:meta>
</office:document-meta>
</file>